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Helvetica Neue" svg:font-family="'Helvetica Neue'" style:font-adornments="Italic" style:font-pitch="variable"/>
    <style:font-face style:name="Helvetica Neue1" svg:font-family="'Helvetica Neue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40pt" style:font-size-asian="40pt" style:font-size-complex="40pt"/>
    </style:style>
    <style:style style:name="P2" style:family="paragraph" style:parent-style-name="Standard">
      <style:text-properties style:font-name="Helvetica Neue"/>
    </style:style>
    <style:style style:name="P3" style:family="paragraph" style:parent-style-name="Standard" style:list-style-name="L2">
      <style:text-properties style:font-name="Helvetica Neue"/>
    </style:style>
    <style:style style:name="P4" style:family="paragraph" style:parent-style-name="Standard" style:list-style-name="L1"/>
    <style:style style:name="P5" style:family="paragraph" style:parent-style-name="Standard" style:list-style-name="L2">
      <style:paragraph-properties fo:margin-left="0.9846in" fo:margin-right="0in" fo:text-indent="-0.25in" style:auto-text-indent="false"/>
      <style:text-properties style:font-name="Helvetica Neue"/>
    </style:style>
    <style:style style:name="T1" style:family="text">
      <style:text-properties style:font-name="Helvetica Neu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D RPi 3D Print Server</text:p>
      <text:p text:style-name="Standard"><text:span text:style-name="T1">Raspberry Pi running multiple Octoprint instances is accessible at:</text:span></text:p>
      <text:p text:style-name="P2">ssh://192.168.1.13</text:p>
      <text:p text:style-name="P2">Login credentials should not be published online. <text:s/>There should be a handwritten note or a member that knows.</text:p>
      <text:p text:style-name="P2"/>
      <text:p text:style-name="P2">If you cannot connect to any webserver at http://192.168.1.13:500x then verify:</text:p>
      <text:list xml:id="list2836470514070758111" text:style-name="L2">
        <text:list-item>
          <text:list>
            <text:list-item>
              <text:p text:style-name="P3">Is your PC able to PING 192.168.1.13?</text:p>
            </text:list-item>
            <text:list-item>
              <text:p text:style-name="P3">If no:</text:p>
              <text:list>
                <text:list-item>
                  <text:p text:style-name="P5">Is your PC networked?</text:p>
                </text:list-item>
                <text:list-item>
                  <text:p text:style-name="P5">Do the networking lights on the RPi look right? <text:s/>You might have to do some searching online if you're not sure.</text:p>
                </text:list-item>
                <text:list-item>
                  <text:p text:style-name="P5">If the networking lights are off, then is the Cat5 cable connected to the SSD router or switch?</text:p>
                </text:list-item>
              </text:list>
            </text:list-item>
            <text:list-item>
              <text:p text:style-name="P3">If yes:</text:p>
              <text:list>
                <text:list-item>
                  <text:p text:style-name="P3">If you cannot connect to the web server, try rebooting the RPi. <text:s/>This can be done with a soft reset via SSH login, then the “reboot -h now” command; or a hard (power) reset.</text:p>
                </text:list-item>
              </text:list>
            </text:list-item>
          </text:list>
        </text:list-item>
      </text:list>
      <text:p text:style-name="Standard"/>
      <text:p text:style-name="Standard">The RPi has multiple instances of Octoprint installed, a technique realized by Free Beachler in 2012. <text:s/>Unfortunately, as of this writing the blog posting describing the complete installations steps (@ blog.terawattindustries.com) has been lost, but maybe we can salvage or rewrite it someday. <text:s/>Until then F. Beachler knows the setup details.</text:p>
      <text:p text:style-name="Standard"/>
      <text:p text:style-name="Standard">What you may need to know for troubleshooting:</text:p>
      <text:list xml:id="list793196668787450518" text:style-name="L1">
        <text:list-item>
          <text:p text:style-name="P4">Each Octo instance has its own startup script at “/etc/init.d/octoprint500x” (x is 0, 1, 2, etc...). <text:s/>This script refers to another important script in its header.</text:p>
        </text:list-item>
        <text:list-item>
          <text:p text:style-name="P4">There is only one copy of the Octoprint python code, in the primary login user's home directory.</text:p>
        </text:list-item>
        <text:list-item>
          <text:p text:style-name="P4">Each Octoprint instance has its own configuration directory, name “.octoprint500x”, in the primary login user's home directory.</text:p>
        </text:list-item>
        <text:list-item>
          <text:p text:style-name="P4">Crontab configured to start each octo instance on boo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Helvetica Neue" svg:font-family="'Helvetica Neue'" style:font-adornments="Italic" style:font-pitch="variable"/>
    <style:font-face style:name="Helvetica Neue1" svg:font-family="'Helvetica Neue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Helvetica Neue1" fo:font-size="1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 Beachler</meta:initial-creator>
    <meta:creation-date>2015-04-22T00:11:50</meta:creation-date>
    <dc:date>2015-04-22T00:43:14</dc:date>
    <dc:creator>Free Beachler</dc:creator>
    <meta:editing-duration>PT31M25S</meta:editing-duration>
    <meta:editing-cycles>3</meta:editing-cycles>
    <meta:generator>OpenOffice/4.0.0$Unix OpenOffice.org_project/400m3$Build-9702</meta:generator>
    <meta:document-statistic meta:table-count="0" meta:image-count="0" meta:object-count="0" meta:page-count="1" meta:paragraph-count="18" meta:word-count="271" meta:character-count="1592"/>
  </office:meta>
</office:document-meta>
</file>